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30dd" officeooo:paragraph-rsid="001130dd"/>
    </style:style>
    <style:style style:name="P2" style:family="paragraph" style:parent-style-name="Standard">
      <style:text-properties officeooo:rsid="001130dd" officeooo:paragraph-rsid="0012283f"/>
    </style:style>
    <style:style style:name="P3" style:family="paragraph" style:parent-style-name="Standard">
      <style:text-properties officeooo:rsid="0012283f" officeooo:paragraph-rsid="0012283f"/>
    </style:style>
    <style:style style:name="P4" style:family="paragraph" style:parent-style-name="Standard">
      <style:text-properties officeooo:rsid="0016006d" officeooo:paragraph-rsid="0016006d"/>
    </style:style>
    <style:style style:name="T1" style:family="text">
      <style:text-properties officeooo:rsid="0012283f"/>
    </style:style>
    <style:style style:name="T2" style:family="text">
      <style:text-properties officeooo:rsid="0012f044"/>
    </style:style>
    <style:style style:name="T3" style:family="text">
      <style:text-properties officeooo:rsid="00143a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lusion du stage de première années : </text:p>
      <text:p text:style-name="P1"/>
      <text:p text:style-name="P1">j’étais affecter au groupe de DSI de hubone situe a Charles de gaule :</text:p>
      <text:p text:style-name="P1"/>
      <text:p text:style-name="P1"/>
      <text:p text:style-name="P1">notre planning :</text:p>
      <text:p text:style-name="P1"/>
      <text:p text:style-name="P1"><text:tab/>les horaires était de 9 heures a 17 heures <text:s/>nos journée était divisée en 2 partie on avait le matin a 9 Heures 15 on avait une réunion de mise en <text:s/>point des service de DSI car le groupe hubone a était dispersée dans plusieurs site aéroportuaire, ces réunion pouvait durée entre 10 a 45 minutes en fonction de la priorité du la problématique et des points de blocage, et tout les lundi de 15 heures <text:s/>a 17 heures on avait une réunions du groupe de DSI pour parlé du niveaux de difficulté, des surcharge des personnes, leur motivation, la mise au point sur plusieurs projet de l’entreprise et voir si ils peuvent atteindre les objectif en temps et en heure.</text:p>
      <text:p text:style-name="P1"/>
      <text:p text:style-name="P1"><text:s/>la DSI était divisée en deux partie :</text:p>
      <text:p text:style-name="P1"/>
      <text:p text:style-name="P1"><text:tab/>le service d’infrastructure, nous avons une responsable, deux admin réseaux qui gèrent les serveur entre les site de l’entreprise, les application que les employée utilise responsable du bon fonctionnement du Windows, des compte utilisateur</text:p>
      <text:p text:style-name="P1"/>
      <text:p text:style-name="P1"><text:tab/>le service support (ou j’étais affecté) on avait un responsable(mon tuteur),deux apprenti, et un employé et un stagiaire(moi) <text:s/></text:p>
      <text:p text:style-name="P2"/>
      <text:p text:style-name="P2"/>
      <text:p text:style-name="P2"><text:span text:style-name="T1">Ma </text:span>mission principale :</text:p>
      <text:p text:style-name="P2"><text:tab/></text:p>
      <text:p text:style-name="P2"><text:tab/><text:span text:style-name="T1">ma mission au sein de la DSI </text:span>était de géré les ticket entrant, crée les compte utilisateur, <text:span text:style-name="T1">masterisée et de </text:span>remastérisée des ordinateur pour des nouveaux collaborateur, <text:span text:style-name="T1">accueillir les nouveaux collaborateur de l’entreprise</text:span></text:p>
      <text:p text:style-name="P3"/>
      <text:p text:style-name="P3"/>
      <text:p text:style-name="P3">Ma première semaine c’était une semaine ou je me faisait avec le matériel que l’entreprise <text:span text:style-name="T2">qu’ils m’ont fournie, </text:span><text:span text:style-name="T3">avec l’application glpi appeler dans l’entreprise sygede, intranet de l’entreprise, le logiciel pour faire des demande d’achat, Microsoft teams , Microsoft azur, et l’active Directory, on me montrait les lieux de l’entreprise qui s’étant sur 4 étage ou j’étais avec plusieurs service et que je pouvais accéder et certain don je pouvais pas accéder sans avoir mon tuteur avec moi, j’étais munie d’un pass qui m’octroyais de droit de passé dans certain service et d’autre ou je devait être accompagné </text:span></text:p>
      <text:p text:style-name="P1"/>
      <text:p text:style-name="P4">Ma deuxième semaine :</text:p>
      <text:p text:style-name="P4"/>
      <text:p text:style-name="P4"/>
      <text:p text:style-name="P1"/>
      <text:p text:style-name="P1"><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4T18:45:59.092000000</meta:creation-date>
    <dc:date>2022-11-09T09:26:26.794000000</dc:date>
    <meta:editing-duration>P4DT14H40M24S</meta:editing-duration>
    <meta:editing-cycles>6</meta:editing-cycles>
    <meta:generator>LibreOffice/7.4.1.2$Windows_X86_64 LibreOffice_project/3c58a8f3a960df8bc8fd77b461821e42c061c5f0</meta:generator>
    <meta:document-statistic meta:table-count="0" meta:image-count="0" meta:object-count="0" meta:page-count="1" meta:paragraph-count="13" meta:word-count="344" meta:character-count="2071" meta:non-whitespace-character-count="1724"/>
  </office:meta>
</office:document-meta>
</file>